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  <style:style style:name="P17" style:parent-style-name="ListParagraph" style:list-style-name="LFO1" style:family="paragraph"/>
    <style:style style:name="P18" style:parent-style-name="ListParagraph" style:list-style-name="LFO1" style:family="paragraph"/>
    <style:style style:name="P19" style:parent-style-name="ListParagraph" style:list-style-name="LFO1" style:family="paragraph"/>
    <style:style style:name="P20" style:parent-style-name="ListParagraph" style:list-style-name="LFO1" style:family="paragraph"/>
    <style:style style:name="P21" style:parent-style-name="ListParagraph" style:list-style-name="LFO1" style:family="paragraph"/>
    <style:style style:name="P22" style:parent-style-name="ListParagraph" style:list-style-name="LFO1" style:family="paragraph"/>
    <style:style style:name="P23" style:parent-style-name="ListParagraph" style:list-style-name="LFO1" style:family="paragraph"/>
    <style:style style:name="P24" style:parent-style-name="ListParagraph" style:list-style-name="LFO1" style:family="paragraph"/>
    <style:style style:name="P25" style:parent-style-name="ListParagraph" style:list-style-name="LFO1" style:family="paragraph"/>
    <style:style style:name="P26" style:parent-style-name="ListParagraph" style:list-style-name="LFO1" style:family="paragraph"/>
    <style:style style:name="P27" style:parent-style-name="ListParagraph" style:list-style-name="LFO1" style:family="paragraph"/>
    <style:style style:name="P28" style:parent-style-name="ListParagraph" style:list-style-name="LFO1" style:family="paragraph"/>
    <style:style style:name="P29" style:parent-style-name="ListParagraph" style:list-style-name="LFO1" style:family="paragraph"/>
    <style:style style:name="P30" style:parent-style-name="ListParagraph" style:list-style-name="LFO1" style:family="paragraph"/>
    <style:style style:name="P31" style:parent-style-name="ListParagraph" style:list-style-name="LFO1" style:family="paragraph"/>
    <style:style style:name="P32" style:parent-style-name="ListParagraph" style:list-style-name="LFO1" style:family="paragraph"/>
    <style:style style:name="P33" style:parent-style-name="ListParagraph" style:list-style-name="LFO1" style:family="paragraph"/>
    <style:style style:name="P34" style:parent-style-name="ListParagraph" style:list-style-name="LFO1" style:family="paragraph"/>
    <style:style style:name="P35" style:parent-style-name="ListParagraph" style:list-style-name="LFO1" style:family="paragraph"/>
    <style:style style:name="P36" style:parent-style-name="ListParagraph" style:list-style-name="LFO1" style:family="paragraph"/>
    <style:style style:name="P37" style:parent-style-name="ListParagraph" style:list-style-name="LFO1" style:family="paragraph"/>
    <style:style style:name="P38" style:parent-style-name="ListParagraph" style:list-style-name="LFO1" style:family="paragraph"/>
    <style:style style:name="P39" style:parent-style-name="ListParagraph" style:list-style-name="LFO1" style:family="paragraph"/>
    <style:style style:name="P40" style:parent-style-name="ListParagraph" style:list-style-name="LFO1" style:family="paragraph"/>
    <style:style style:name="P41" style:parent-style-name="ListParagraph" style:list-style-name="LFO1" style:family="paragraph"/>
    <style:style style:name="P42" style:parent-style-name="ListParagraph" style:list-style-name="LFO1" style:family="paragraph"/>
    <style:style style:name="P43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44" style:parent-style-name="ListParagraph" style:list-style-name="LFO2" style:family="paragraph"/>
    <style:style style:name="P45" style:parent-style-name="ListParagraph" style:list-style-name="LFO2" style:family="paragraph"/>
    <style:style style:name="P46" style:parent-style-name="ListParagraph" style:list-style-name="LFO2" style:family="paragraph"/>
    <style:style style:name="P47" style:parent-style-name="ListParagraph" style:list-style-name="LFO2" style:family="paragraph"/>
    <style:style style:name="P48" style:parent-style-name="ListParagraph" style:list-style-name="LFO2" style:family="paragraph"/>
    <style:style style:name="P49" style:parent-style-name="ListParagraph" style:list-style-name="LFO2" style:family="paragraph"/>
    <style:style style:name="P50" style:parent-style-name="ListParagraph" style:list-style-name="LFO2" style:family="paragraph"/>
    <style:style style:name="P51" style:parent-style-name="ListParagraph" style:list-style-name="LFO2" style:family="paragraph"/>
    <style:style style:name="P52" style:parent-style-name="ListParagraph" style:list-style-name="LFO2" style:family="paragraph"/>
    <style:style style:name="P53" style:parent-style-name="ListParagraph" style:list-style-name="LFO2" style:family="paragraph"/>
    <style:style style:name="P54" style:parent-style-name="ListParagraph" style:list-style-name="LFO2" style:family="paragraph"/>
    <style:style style:name="P55" style:parent-style-name="ListParagraph" style:list-style-name="LFO2" style:family="paragraph"/>
    <style:style style:name="P56" style:parent-style-name="ListParagraph" style:list-style-name="LFO2" style:family="paragraph"/>
    <style:style style:name="P57" style:parent-style-name="ListParagraph" style:list-style-name="LFO2" style:family="paragraph"/>
    <style:style style:name="P58" style:parent-style-name="ListParagraph" style:list-style-name="LFO2" style:family="paragraph"/>
    <style:style style:name="P59" style:parent-style-name="ListParagraph" style:list-style-name="LFO2" style:family="paragraph"/>
  </office:automatic-styles>
  <office:body>
    <office:text text:use-soft-page-breaks="true">
      <text:p text:style-name="P1">Plan du site web</text:p>
      <text:list text:style-name="LFO1" text:continue-numbering="true">
        <text:list-item>
          <text:p text:style-name="P2">Page d’accueil non connecté</text:p>
          <text:list text:continue-numbering="true">
            <text:list-item>
              <text:p text:style-name="P3">Header avec onglet connexion et inscription, barre de recherche de videos, logo</text:p>
            </text:list-item>
            <text:list-item>
              <text:p text:style-name="P4">Faire savoir à l’utilisateur pourquoi il doit s’inscrire<text:s/></text:p>
            </text:list-item>
            <text:list-item>
              <text:p text:style-name="P5">Liste des succès les plus accomplis</text:p>
            </text:list-item>
            <text:list-item>
              <text:p text:style-name="P6">Vidéos à la une, vidéos populaire de la semaine, vidéos par catégorie, etc</text:p>
            </text:list-item>
            <text:list-item>
              <text:p text:style-name="P7">Footer</text:p>
            </text:list-item>
          </text:list>
        </text:list-item>
        <text:list-item>
          <text:p text:style-name="P8">Page d’accueil connecté</text:p>
          <text:list text:continue-numbering="true">
            <text:list-item>
              <text:p text:style-name="P9">Header avec avatar, ornement, titre de l’utilisateur connecté</text:p>
            </text:list-item>
            <text:list-item>
              <text:p text:style-name="P10">Barre rapide d’accès au profil, à sa chaîne, succès,<text:s/>amis, validation, upload, recherche de succès, abonnements</text:p>
            </text:list-item>
            <text:list-item>
              <text:p text:style-name="P11">Vidéos à la une, vidéos populaire de la semaine, vidéos par catégorie, etc</text:p>
            </text:list-item>
            <text:list-item>
              <text:p text:style-name="P12">Footer</text:p>
            </text:list-item>
          </text:list>
        </text:list-item>
        <text:list-item>
          <text:p text:style-name="P13">Page d’inscription</text:p>
          <text:list text:continue-numbering="true">
            <text:list-item>
              <text:p text:style-name="P14">Formulaire (Pseudo, Email, confirmation Email, MDP, confirmation MDP, date de naissance, captcha, conditions générales)</text:p>
            </text:list-item>
            <text:list-item>
              <text:p text:style-name="P15">Autres ?</text:p>
            </text:list-item>
          </text:list>
        </text:list-item>
        <text:list-item>
          <text:p text:style-name="P16">Page de connexion</text:p>
          <text:list text:continue-numbering="true">
            <text:list-item>
              <text:p text:style-name="P17">Interne à la page d’accueil : formulaire (Pseudo/Mail, MDP, Mot de passe oublié)</text:p>
            </text:list-item>
          </text:list>
        </text:list-item>
        <text:list-item>
          <text:p text:style-name="P18">Page de profil / paramètres</text:p>
          <text:list text:continue-numbering="true">
            <text:list-item>
              <text:p text:style-name="P19">Header avec avatar, ornement, titre de l’utilisateur connecté</text:p>
            </text:list-item>
            <text:list-item>
              <text:p text:style-name="P20">Données personnels -&gt; possibilité<text:s/>de les modifier</text:p>
            </text:list-item>
            <text:list-item>
              <text:p text:style-name="P21">Paramètres</text:p>
            </text:list-item>
          </text:list>
        </text:list-item>
        <text:list-item>
          <text:p text:style-name="P22">Page de la chaîne de l’utilisateur</text:p>
          <text:list text:continue-numbering="true">
            <text:list-item>
              <text:p text:style-name="P23">Header avec avatar, ornement, titre de l’utilisateur connecté</text:p>
            </text:list-item>
            <text:list-item>
              <text:p text:style-name="P24">Vidéos récentes postées</text:p>
            </text:list-item>
            <text:list-item>
              <text:p text:style-name="P25">Upload une vidéo</text:p>
            </text:list-item>
            <text:list-item>
              <text:p text:style-name="P26">Barre rapide d’accès aux succès, amis, vote, recherche de succès</text:p>
            </text:list-item>
          </text:list>
        </text:list-item>
        <text:list-item>
          <text:p text:style-name="P27">Page d’amis</text:p>
          <text:list text:continue-numbering="true">
            <text:list-item>
              <text:p text:style-name="P28">Recherche, ajout, gestion des amis</text:p>
            </text:list-item>
            <text:list-item>
              <text:p text:style-name="P29">Accès aux chaînes/profils des amis</text:p>
            </text:list-item>
          </text:list>
        </text:list-item>
        <text:list-item>
          <text:p text:style-name="P30">Page des succès</text:p>
          <text:list text:continue-numbering="true">
            <text:list-item>
              <text:p text:style-name="P31">Liste de succès recommandés</text:p>
            </text:list-item>
            <text:list-item>
              <text:p text:style-name="P32">Différentes catégories</text:p>
            </text:list-item>
            <text:list-item>
              <text:p text:style-name="P33">Recherche de succès</text:p>
            </text:list-item>
          </text:list>
        </text:list-item>
        <text:list-item>
          <text:p text:style-name="P34">Page d’upload</text:p>
          <text:list text:continue-numbering="true">
            <text:list-item>
              <text:p text:style-name="P35">Description du succès</text:p>
            </text:list-item>
            <text:list-item>
              <text:p text:style-name="P36">Ajout d’une vidéo</text:p>
            </text:list-item>
          </text:list>
        </text:list-item>
        <text:list-item>
          <text:p text:style-name="P37">Page de validation</text:p>
          <text:list text:continue-numbering="true">
            <text:list-item>
              <text:p text:style-name="P38">Vidéos aléatoires apparaissant avec choix de validation/non validation/signalement</text:p>
            </text:list-item>
          </text:list>
        </text:list-item>
        <text:list-item>
          <text:p text:style-name="P39">Page d’une vidéo</text:p>
          <text:list text:continue-numbering="true">
            <text:list-item>
              <text:p text:style-name="P40">Lecteur</text:p>
            </text:list-item>
            <text:list-item>
              <text:p text:style-name="P41">Vidéos associées</text:p>
            </text:list-item>
            <text:list-item>
              <text:p text:style-name="P42">Commentaires / likes / nb vues</text:p>
            </text:list-item>
          </text:list>
        </text:list-item>
      </text:list>
      <text:p text:style-name="Normal"/>
      <text:p text:style-name="P43">Base de données</text:p>
      <text:list text:style-name="LFO2" text:continue-numbering="true">
        <text:list-item>
          <text:p text:style-name="P44">MembersTable</text:p>
          <text:list text:continue-numbering="true">
            <text:list-item>
              <text:p text:style-name="P45">pseudo</text:p>
            </text:list-item>
            <text:list-item>
              <text:p text:style-name="P46">password</text:p>
            </text:list-item>
            <text:list-item>
              <text:p text:style-name="P47">email</text:p>
            </text:list-item>
            <text:list-item>
              <text:p text:style-name="P48">birthDate</text:p>
            </text:list-item>
            <text:list-item>
              <text:p text:style-name="P49">country</text:p>
            </text:list-item>
            <text:list-item>
              <text:p text:style-name="P50">city</text:p>
            </text:list-item>
            <text:list-item>
              <text:p text:style-name="P51">inscriptionDate</text:p>
            </text:list-item>
            <text:list-item>
              <text:p text:style-name="P52">pageAdress <text:s/>#adresse de la chaine</text:p>
            </text:list-item>
            <text:list-item>
              <text:p text:style-name="P53">friendsList</text:p>
            </text:list-item>
          </text:list>
        </text:list-item>
        <text:list-item>
          <text:p text:style-name="P54">SuccessMemberTable</text:p>
          <text:list text:continue-numbering="true">
            <text:list-item>
              <text:p text:style-name="P55">Pseudo</text:p>
            </text:list-item>
            <text:list-item>
              <text:p text:style-name="P56">sucessPoints</text:p>
            </text:list-item>
            <text:list-item>
              <text:p text:style-name="P57">successDone</text:p>
            </text:list-item>
            <text:list-item>
              <text:p text:style-name="P58">successInValidation</text:p>
            </text:list-item>
            <text:list-item>
              <text:p text:style-name="P59"><text:s/>,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rank Chassing</meta:initial-creator>
    <dc:creator>Frank Chassing</dc:creator>
    <meta:creation-date>2015-06-13T21:39:00Z</meta:creation-date>
    <dc:date>2015-06-15T17:11:00Z</dc:date>
    <meta:template xlink:href="Normal" xlink:type="simple"/>
    <meta:editing-cycles>5</meta:editing-cycles>
    <meta:editing-duration>PT111120S</meta:editing-duration>
    <meta:document-statistic meta:page-count="2" meta:paragraph-count="3" meta:word-count="275" meta:character-count="1788" meta:row-count="12" meta:non-whitespace-character-count="1516"/>
  </office:meta>
</office:document-meta>
</file>